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529ac"/>
    </style:style>
    <style:style style:name="P2" style:family="paragraph" style:parent-style-name="Standard">
      <style:text-properties officeooo:paragraph-rsid="00053818"/>
    </style:style>
    <style:style style:name="T1" style:family="text">
      <style:text-properties officeooo:rsid="000529ac"/>
    </style:style>
    <style:style style:name="T2" style:family="text">
      <style:text-properties officeooo:rsid="00053818"/>
    </style:style>
    <style:style style:name="T3" style:family="text">
      <style:text-properties officeooo:rsid="0006d7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Hi Chu</text:span><text:span text:style-name="T3">c</text:span><text:span text:style-name="T2">k,</text:span></text:p>
      <text:p text:style-name="P2"><text:span text:style-name="T2"/></text:p>
      <text:p text:style-name="P2"><text:span text:style-name="T2">We are very keen on doing the following project. We feel there is enough application of distributed concepts such as P2P communication, multicast communication and ordering, alongwith a string case for such a project.</text:span></text:p>
      <text:p text:style-name="P2"><text:span text:style-name="T2"/></text:p>
      <text:p text:style-name="P2"><text:span text:style-name="T2">Please go through the description below and let us know your thoughts so that we can get started on the video proposal.</text:span></text:p>
      <text:p text:style-name="P2"><text:span text:style-name="T2"/></text:p>
      <text:p text:style-name="P1"><text:span text:style-name="T1">Idea:</text:span></text:p>
      <text:p text:style-name="P1"><text:span text:style-name="T1">We are basically aiming at providing Compilation as a Service (CaaS). It will basically allow anyone to compile open source projects using our infrastructure.</text:span></text:p>
      <text:p text:style-name="P1"><text:span text:style-name="T1">The use case is as follows - </text:span></text:p>
      <text:p text:style-name="P1"><text:bookmark-start text:name="__DdeLink__1_566235589"/><text:span text:style-name="T1">A user requires to test weather the compilation succeeds using various versions of 'gcc', but each compilation takes a large amount of time to complete. In such a case, the user can submit the code </text:span><text:span text:style-name="T3">to our system</text:span><text:span text:style-name="T1"> (no code sharing issues, since we are aiming for developers of open source projects) and wait while the code compiles on our system.</text:span><text:bookmark-end text:name="__DdeLink__1_566235589"/></text:p>
      <text:p text:style-name="P1"><text:span text:style-name="T1"/></text:p>
      <text:p text:style-name="P1"><text:span text:style-name="T1">Overview of our systems:</text:span></text:p>
      <text:p text:style-name="P1"><text:span text:style-name="T1">Our systems internally form a P2P network. These systems are commodity systems, so compiling the project on any one of the systems might take too long. We overcome this by, distributing the compilation over multiple nodes simultaneously.</text:span></text:p>
      <text:p text:style-name="P1"><text:span text:style-name="T1">Our system will have front-end servers, tracker nodes and compiler nodes.</text:span></text:p>
      <text:p text:style-name="P1"><text:span text:style-name="T1">A new compiler node can be added to the P2P network, by contacting the tracker nodes. The tracker nodes are fault-tolerant in that the state of a tracker is replicated across the other tracker to avoid system failure in case one tracker fails. Once a compiler node is added to the network, it is ready to accept work. All the compiler nodes exchange heartbeat/status messages with the tracker nodes, indicating their current status and progress of work, etc.</text:span></text:p>
      <text:p text:style-name="P1"><text:span text:style-name="T1">The user interacts with front-end nodes providing a simple web application to submit jobs. The front-end nodes, like the tracker nodes are state replicated for fault tolerance. Once a job is submitted, the front-end nodes notify the tracker of a new job.</text:span></text:p>
      <text:p text:style-name="P1"><text:span text:style-name="T1">The tracker based on dynamic load-balancing, will choose some compiler node to be a super node for a particular job and assign a few other compiler nodes for that compilation job. The super node is responsible for initiating the compilation process. Different parts of the compilation process are dispatched to different nodes. All the nodes are still communicating will other nodes and the tracker regarding their status and hence everyone has a consistent view of the current progress of compilation.</text:span></text:p>
      <text:p text:style-name="P1"><text:span text:style-name="T1">If while executing, some compiler node fails, the super node will immediately notice this (due to lack of heartbeat messages) and reassign the work that was assigned to this node, to some other node. Thus, we have fault tolerance in case of compiler node failure.</text:span></text:p>
      <text:p text:style-name="P1"><text:span text:style-name="T1">If a super node fails, the compiler nodes can elect a new super node from within themselves (or the tracker can assign one). Since all the nodes are communicating via status messages, the new super node has a view of the state of the job and can seamlessly take over the responsibility. Thus, any node can perform the function of super node.</text:span></text:p>
      <text:p text:style-name="P1"><text:span text:style-name="T1">The status of the progress of all the compilation units can be monitored using another admin web console that we plan to provide. Each status message from the compiler nodes will be logged at the nodes, to provide a dynamic view of the progress.</text:span></text:p>
      <text:p text:style-name="P1"><text:span text:style-name="T1">Once the compilation is done, the output is made available to the user through a download facility.</text:span></text:p>
      <text:p text:style-name="P1"><text:span text:style-name="T1"/></text:p>
      <text:p text:style-name="P1"><text:span text:style-name="T1">Challenges:</text:span></text:p>
      <text:p text:style-name="P1"><text:soft-page-break/><text:span text:style-name="T1">- Establishing reliable multicast communication between all nodes to make sure that all nodes have consistent view of the progress.</text:span></text:p>
      <text:p text:style-name="P1"><text:span text:style-name="T1">- Dynamic load-balancing when assigning compilation units to compiler nodes. (Will need resource allocation and mutual exclusion to avoid achieve good load-balancing)</text:span></text:p>
      <text:p text:style-name="P1"><text:span text:style-name="T1">- Having a total ordering among logs sent by the nodes, to ensure that all nodes process the progress information in exactly the same manner. (Needed in case a node needs to be promoted as a super node).</text:span></text:p>
      <text:p text:style-name="P1"><text:span text:style-name="T1">- Having at least a basic understanding of the compilation process to be able to chop it down into multiple parallel pieces.</text:span></text:p>
      <text:p text:style-name="P1"><text:span text:style-name="T1">- We plan to user either Erlang or Python to implement the back</text:span><text:span text:style-name="T2">-</text:span><text:span text:style-name="T1">end and Django to implement the front-end web servers.</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tya </meta:initial-creator>
    <meta:creation-date>2014-02-18T22:04:48</meta:creation-date>
    <dc:date>2014-02-18T22:51:39</dc:date>
    <dc:creator>Aditya </dc:creator>
    <meta:editing-duration>PT8M20S</meta:editing-duration>
    <meta:editing-cycles>1</meta:editing-cycles>
    <meta:document-statistic meta:table-count="0" meta:image-count="0" meta:object-count="0" meta:page-count="2" meta:paragraph-count="23" meta:word-count="695" meta:character-count="4130" meta:non-whitespace-character-count="3457"/>
    <meta:generator>LibreOffice/4.0.2.2$Linux_X86_64 LibreOffice_project/400m0$Build-2</meta:generator>
  </office:meta>
</office:document-meta>
</file>